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tConv.mm2in( double m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Conv.pt2mm( double 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Conv.in2pt( double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Conv.mptToPt( AffineTransform 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itConv.in2mm( double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Conv.mm2mpt( double m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Conv.mm2px( double mm , int resol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Conv.mm2pt( double m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Conv.in2mpt( double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Conv.mpt2px( double mpt , int resol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Conv.mpt2in( double m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Conv.ptToMpt( AffineTransform 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